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4252e" officeooo:paragraph-rsid="0014252e"/>
    </style:style>
    <style:style style:name="P2" style:family="paragraph" style:parent-style-name="Standard">
      <style:text-properties style:text-underline-style="none" officeooo:rsid="0014252e" officeooo:paragraph-rsid="001425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.CPP</text:p>
      <text:p text:style-name="P1"/>
      <text:p text:style-name="P1"/>
      <text:p text:style-name="P2">#include&lt;iostream&gt;</text:p>
      <text:p text:style-name="P2">#include"T.cpp"</text:p>
      <text:p text:style-name="P2">using namespace std;</text:p>
      <text:p text:style-name="P2">int main(){</text:p>
      <text:p text:style-name="P2">Teacher a1;</text:p>
      <text:p text:style-name="P2">Student a;</text:p>
      <text:p text:style-name="P2">int i=0;</text:p>
      <text:p text:style-name="P2"><text:s text:c="4"/>while(1){</text:p>
      <text:p text:style-name="P2"><text:s text:c="2"/>system("clear");</text:p>
      <text:p text:style-name="P2"><text:s text:c="2"/>cout&lt;&lt;"Admnistrator System\n";</text:p>
      <text:p text:style-name="P2"><text:s text:c="2"/>cout&lt;&lt;"-------------------\n";</text:p>
      <text:p text:style-name="P2"><text:s text:c="2"/>cout&lt;&lt;"1 Teacher Mangement System\n";</text:p>
      <text:p text:style-name="P2"><text:s text:c="2"/>cout&lt;&lt;"2 Student Mangement System\n";</text:p>
      <text:p text:style-name="P2"><text:s text:c="2"/>cout&lt;&lt;"3 End\n";</text:p>
      <text:p text:style-name="P2"><text:s text:c="2"/>cout&lt;&lt;"--------------------------\n";</text:p>
      <text:p text:style-name="P2"><text:s text:c="2"/>cin&gt;&gt;i;</text:p>
      <text:p text:style-name="P2"><text:s text:c="2"/>if(i==1){</text:p>
      <text:p text:style-name="P2"><text:s text:c="4"/>system("clear");</text:p>
      <text:p text:style-name="P2"><text:s text:c="4"/>a1.Menu();</text:p>
      <text:p text:style-name="P2"><text:s text:c="2"/>}</text:p>
      <text:p text:style-name="P2"><text:s text:c="2"/>if(i==2){</text:p>
      <text:p text:style-name="P2"><text:s text:c="3"/>system("clear");</text:p>
      <text:p text:style-name="P2"><text:s text:c="3"/>a.Menu();</text:p>
      <text:p text:style-name="P2"><text:s text:c="3"/>}</text:p>
      <text:p text:style-name="P2"><text:s text:c="2"/>}</text:p>
      <text:p text:style-name="P2"><text:s text:c="2"/>return 0;</text:p>
      <text:p text:style-name="P2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EACHER.H</text:p>
      <text:p text:style-name="P1"><text:soft-page-break/></text:p>
      <text:p text:style-name="P2">#include&lt;iostream&gt;</text:p>
      <text:p text:style-name="P2">#include"List.cpp"</text:p>
      <text:p text:style-name="P2">using namespace std;</text:p>
      <text:p text:style-name="P2">class Teacher{</text:p>
      <text:p text:style-name="P2"><text:s text:c="4"/>bool kk=false;</text:p>
      <text:p text:style-name="P2"><text:s text:c="4"/>t a;</text:p>
      <text:p text:style-name="P2"><text:s text:c="4"/>node&lt;t&gt;* head = NULL;</text:p>
      <text:p text:style-name="P2"><text:s text:c="4"/>double_llist&lt;t&gt; L;</text:p>
      <text:p text:style-name="P2">public:</text:p>
      <text:p text:style-name="P2"><text:s text:c="4"/>Teacher();</text:p>
      <text:p text:style-name="P2"><text:s text:c="4"/>void Edit();</text:p>
      <text:p text:style-name="P2"><text:s text:c="4"/>void Add(); <text:s text:c="5"/></text:p>
      <text:p text:style-name="P2"><text:s text:c="4"/>void Menu();</text:p>
      <text:p text:style-name="P2">};</text:p>
      <text:p text:style-name="P2">class Student{</text:p>
      <text:p text:style-name="P2"><text:s text:c="4"/>s a;</text:p>
      <text:p text:style-name="P2"><text:s text:c="4"/>node&lt;s&gt;* head = NULL;</text:p>
      <text:p text:style-name="P2"><text:s text:c="4"/>double_llist&lt;s&gt; L;</text:p>
      <text:p text:style-name="P2">public:</text:p>
      <text:p text:style-name="P2"><text:s text:c="4"/>Student();</text:p>
      <text:p text:style-name="P2"><text:s text:c="4"/>void Edit();</text:p>
      <text:p text:style-name="P2"><text:s text:c="4"/>void Add();</text:p>
      <text:p text:style-name="P2"><text:s text:c="4"/>void Menu();</text:p>
      <text:p text:style-name="P2">};</text:p>
      <text:p text:style-name="P2"/>
      <text:p text:style-name="P1">TEACHER.CPP</text:p>
      <text:p text:style-name="P1"/>
      <text:p text:style-name="P1"/>
      <text:p text:style-name="P2">#include"Teacher.h"</text:p>
      <text:p text:style-name="P2">#include &lt;cstdlib&gt;</text:p>
      <text:p text:style-name="P2">#include &lt;chrono&gt;</text:p>
      <text:p text:style-name="P2">#include &lt;thread&gt;</text:p>
      <text:p text:style-name="P2">#include&lt;stdlib.h&gt;</text:p>
      <text:p text:style-name="P2">using namespace std;</text:p>
      <text:p text:style-name="P2">Teacher::Teacher(){</text:p>
      <text:p text:style-name="P2"/>
      <text:p text:style-name="P2">}</text:p>
      <text:p text:style-name="P2">void Teacher::Menu(){</text:p>
      <text:p text:style-name="P2"/>
      <text:p text:style-name="P2"><text:s text:c="4"/>int t;</text:p>
      <text:p text:style-name="P2"><text:s text:c="4"/>while(1){ </text:p>
      <text:p text:style-name="P2"><text:s text:c="4"/>system("clear");</text:p>
      <text:p text:style-name="P2"><text:s text:c="4"/>cout&lt;&lt;"Welcome to the Teacher Mangement System\n";</text:p>
      <text:p text:style-name="P2"><text:s text:c="4"/>cout&lt;&lt;"-----------------------------------------\n";</text:p>
      <text:p text:style-name="P2"><text:s text:c="4"/>cout&lt;&lt;"1.Add Teacher\n";</text:p>
      <text:p text:style-name="P2"><text:s text:c="4"/>cout&lt;&lt;"2.Edit\n";</text:p>
      <text:p text:style-name="P2"><text:s text:c="4"/>cout&lt;&lt;"3.Return To Main\n";</text:p>
      <text:p text:style-name="P2"><text:s text:c="4"/>cout&lt;&lt;"----------------------------------------\n";</text:p>
      <text:p text:style-name="P2"><text:s text:c="4"/>cin&gt;&gt;t;</text:p>
      <text:p text:style-name="P2"><text:s text:c="4"/>if(t==1){</text:p>
      <text:p text:style-name="P2"><text:s text:c="8"/>this-&gt;Add();</text:p>
      <text:p text:style-name="P2"><text:soft-page-break/><text:s text:c="4"/>}</text:p>
      <text:p text:style-name="P2"><text:s text:c="4"/>if(t==2){</text:p>
      <text:p text:style-name="P2"><text:s text:c="8"/>this-&gt;Edit();</text:p>
      <text:p text:style-name="P2"><text:s text:c="5"/>}</text:p>
      <text:p text:style-name="P2"><text:s text:c="5"/>if(t==3){</text:p>
      <text:p text:style-name="P2"><text:s text:c="8"/>break;</text:p>
      <text:p text:style-name="P2"><text:s text:c="5"/>}</text:p>
      <text:p text:style-name="P2"><text:s text:c="4"/>}</text:p>
      <text:p text:style-name="P2">}</text:p>
      <text:p text:style-name="P2">void Teacher::Edit(){</text:p>
      <text:p text:style-name="P2"><text:s text:c="4"/>system("clear");</text:p>
      <text:p text:style-name="P2"><text:s text:c="4"/>int i;</text:p>
      <text:p text:style-name="P2"><text:s text:c="4"/>string k;</text:p>
      <text:p text:style-name="P2"><text:s text:c="4"/>ifstream fin;</text:p>
      <text:p text:style-name="P2"><text:s text:c="4"/>bool t=false;</text:p>
      <text:p text:style-name="P2"><text:s text:c="4"/>fin.open("teacher.txt");</text:p>
      <text:p text:style-name="P2"><text:s text:c="4"/>fin&gt;&gt;k;</text:p>
      <text:p text:style-name="P2"><text:s text:c="4"/>fin.close();</text:p>
      <text:p text:style-name="P2"><text:s text:c="4"/>fin.open("teacher.txt");</text:p>
      <text:p text:style-name="P2"><text:s text:c="4"/>while(!fin.eof()){</text:p>
      <text:p text:style-name="P2"><text:s text:c="6"/>this-&gt;a.Load(fin,k,t,i);</text:p>
      <text:p text:style-name="P2"><text:s text:c="5"/>if(fin.eof()){</text:p>
      <text:p text:style-name="P2"><text:s text:c="8"/>break;</text:p>
      <text:p text:style-name="P2"><text:s text:c="5"/>}</text:p>
      <text:p text:style-name="P2"><text:s text:c="6"/>this-&gt;head=L.insert_at_begin(a,this-&gt;head);</text:p>
      <text:p text:style-name="P2"><text:s text:c="3"/>}</text:p>
      <text:p text:style-name="P2"><text:s text:c="3"/>string userid;</text:p>
      <text:p text:style-name="P2"><text:s text:c="3"/>L.display_dlist();</text:p>
      <text:p text:style-name="P2"><text:s text:c="3"/>cout&lt;&lt;"Enter the Id Number You Want to Edit\n";</text:p>
      <text:p text:style-name="P2"><text:s text:c="3"/>cout&lt;&lt;"-------------------------------------\n";</text:p>
      <text:p text:style-name="P2"><text:s text:c="3"/>cin&gt;&gt;userid;</text:p>
      <text:p text:style-name="P2"><text:s text:c="3"/>int kkk=L.Insert_Search(userid);</text:p>
      <text:p text:style-name="P2"><text:s text:c="3"/>if(kkk==-1){</text:p>
      <text:p text:style-name="P2"><text:s text:c="4"/>cout&lt;&lt;"Your Id does not exits\n";</text:p>
      <text:p text:style-name="P2"><text:s text:c="3"/>}else{</text:p>
      <text:p text:style-name="P2"><text:s text:c="4"/>cout&lt;&lt;"Id exits\n";</text:p>
      <text:p text:style-name="P2"><text:s text:c="4"/>L.insert_after(userid,kkk);</text:p>
      <text:p text:style-name="P2"><text:s text:c="4"/>cout&lt;&lt;"\n\n\n\n";</text:p>
      <text:p text:style-name="P2"><text:s text:c="4"/>L.display_dlist();</text:p>
      <text:p text:style-name="P2"><text:s text:c="4"/>if(kkk==0){</text:p>
      <text:p text:style-name="P2"><text:s text:c="9"/>L.delete_at_begin();</text:p>
      <text:p text:style-name="P2"><text:s text:c="4"/>system("clear");</text:p>
      <text:p text:style-name="P2"><text:s text:c="4"/>L.display_dlist();</text:p>
      <text:p text:style-name="P2"><text:s text:c="4"/>L.Fout();</text:p>
      <text:p text:style-name="P2"><text:s text:c="4"/>this_thread::sleep_for(chrono::milliseconds(5000));</text:p>
      <text:p text:style-name="P2"><text:s text:c="4"/>}else{</text:p>
      <text:p text:style-name="P2"><text:s text:c="4"/>L.delete_before(userid);</text:p>
      <text:p text:style-name="P2"><text:s text:c="4"/>system("clear");</text:p>
      <text:p text:style-name="P2"><text:s text:c="4"/>L.display_dlist();</text:p>
      <text:p text:style-name="P2"><text:s text:c="4"/>L.Fout();</text:p>
      <text:p text:style-name="P2"><text:s text:c="4"/>this_thread::sleep_for(chrono::milliseconds(5000));</text:p>
      <text:p text:style-name="P2"><text:s text:c="4"/>}</text:p>
      <text:p text:style-name="P2"><text:soft-page-break/><text:s text:c="4"/>this-&gt;head=NULL;</text:p>
      <text:p text:style-name="P2"><text:s text:c="3"/>}</text:p>
      <text:p text:style-name="P2">}</text:p>
      <text:p text:style-name="P2">void Teacher::Add(){</text:p>
      <text:p text:style-name="P2"><text:s text:c="4"/>char mmm='1';</text:p>
      <text:p text:style-name="P2"><text:s text:c="4"/>int i;</text:p>
      <text:p text:style-name="P2"><text:s text:c="4"/>string k;</text:p>
      <text:p text:style-name="P2"><text:s text:c="4"/>ifstream fin;</text:p>
      <text:p text:style-name="P2"><text:s text:c="4"/>bool t=false;</text:p>
      <text:p text:style-name="P2"><text:s text:c="4"/>fin.open("teacher.txt");</text:p>
      <text:p text:style-name="P2"><text:s text:c="4"/>fin&gt;&gt;k;</text:p>
      <text:p text:style-name="P2"><text:s text:c="4"/>fin.close();</text:p>
      <text:p text:style-name="P2"><text:s text:c="4"/>fin.open("teacher.txt");</text:p>
      <text:p text:style-name="P2"><text:s text:c="4"/>while(!fin.eof()){</text:p>
      <text:p text:style-name="P2"><text:s text:c="6"/>mmm=mmm+1;</text:p>
      <text:p text:style-name="P2"><text:s text:c="6"/>this-&gt;a.Load(fin,k,t,i);</text:p>
      <text:p text:style-name="P2"><text:s text:c="5"/>if(fin.eof()){</text:p>
      <text:p text:style-name="P2"><text:s text:c="8"/>break;</text:p>
      <text:p text:style-name="P2"><text:s text:c="5"/>}</text:p>
      <text:p text:style-name="P2"><text:s text:c="3"/>}</text:p>
      <text:p text:style-name="P2"><text:s text:c="3"/>fin.open("teacher.txt");</text:p>
      <text:p text:style-name="P2"><text:s text:c="3"/>while(!fin.eof()){</text:p>
      <text:p text:style-name="P2"><text:s text:c="7"/></text:p>
      <text:p text:style-name="P2"><text:s text:c="3"/>}</text:p>
      <text:p text:style-name="P2"><text:s text:c="3"/>fin.close();</text:p>
      <text:p text:style-name="P2"><text:s text:c="3"/>mmm=mmm-1;</text:p>
      <text:p text:style-name="P2"><text:s text:c="3"/>system("clear");</text:p>
      <text:p text:style-name="P2"><text:s text:c="3"/>this-&gt;a.Add(mmm);</text:p>
      <text:p text:style-name="P2">}</text:p>
      <text:p text:style-name="P2">Student::Student(){</text:p>
      <text:p text:style-name="P2"/>
      <text:p text:style-name="P2">}</text:p>
      <text:p text:style-name="P2">void Student::Menu(){</text:p>
      <text:p text:style-name="P2"/>
      <text:p text:style-name="P2"><text:s text:c="4"/>int t;</text:p>
      <text:p text:style-name="P2"><text:s text:c="4"/>while(1){ </text:p>
      <text:p text:style-name="P2"><text:s text:c="4"/>system("clear");</text:p>
      <text:p text:style-name="P2"><text:s text:c="4"/>cout&lt;&lt;"Welcome to the Student Mangement System\n";</text:p>
      <text:p text:style-name="P2"><text:s text:c="4"/>cout&lt;&lt;"-----------------------------------------\n";</text:p>
      <text:p text:style-name="P2"><text:s text:c="4"/>cout&lt;&lt;"1.Add Studen\n";</text:p>
      <text:p text:style-name="P2"><text:s text:c="4"/>cout&lt;&lt;"2.Edit\n";</text:p>
      <text:p text:style-name="P2"><text:s text:c="4"/>cout&lt;&lt;"3.Return To Main\n";</text:p>
      <text:p text:style-name="P2"><text:s text:c="4"/>cout&lt;&lt;"----------------------------------------\n";</text:p>
      <text:p text:style-name="P2"><text:s text:c="4"/>cin&gt;&gt;t;</text:p>
      <text:p text:style-name="P2"><text:s text:c="4"/>if(t==1){</text:p>
      <text:p text:style-name="P2"><text:s text:c="8"/>this-&gt;Add();</text:p>
      <text:p text:style-name="P2"><text:s text:c="4"/>}</text:p>
      <text:p text:style-name="P2"><text:s text:c="4"/>if(t==2){</text:p>
      <text:p text:style-name="P2"><text:s text:c="8"/>this-&gt;Edit();</text:p>
      <text:p text:style-name="P2"><text:s text:c="5"/>}</text:p>
      <text:p text:style-name="P2"><text:s text:c="5"/>if(t==3){</text:p>
      <text:p text:style-name="P2"><text:s text:c="8"/>break;</text:p>
      <text:p text:style-name="P2"><text:soft-page-break/><text:s text:c="5"/>}</text:p>
      <text:p text:style-name="P2"><text:s text:c="4"/>}</text:p>
      <text:p text:style-name="P2">}</text:p>
      <text:p text:style-name="P2">void Student::Edit(){</text:p>
      <text:p text:style-name="P2"><text:s text:c="4"/>system("clear");</text:p>
      <text:p text:style-name="P2"><text:s text:c="4"/>int i;</text:p>
      <text:p text:style-name="P2"><text:s text:c="4"/>string k;</text:p>
      <text:p text:style-name="P2"><text:s text:c="4"/>ifstream fin;</text:p>
      <text:p text:style-name="P2"><text:s text:c="4"/>bool t=false;</text:p>
      <text:p text:style-name="P2"><text:s text:c="4"/>fin.open("student.txt");</text:p>
      <text:p text:style-name="P2"><text:s text:c="4"/>fin&gt;&gt;k;</text:p>
      <text:p text:style-name="P2"><text:s text:c="4"/>fin.close();</text:p>
      <text:p text:style-name="P2"><text:s text:c="4"/>fin.open("student.txt");</text:p>
      <text:p text:style-name="P2"><text:s text:c="4"/>while(!fin.eof()){</text:p>
      <text:p text:style-name="P2"><text:s text:c="6"/>this-&gt;a.Load(fin,k,t,i);</text:p>
      <text:p text:style-name="P2"><text:s text:c="5"/>if(fin.eof()){</text:p>
      <text:p text:style-name="P2"><text:s text:c="8"/>break;</text:p>
      <text:p text:style-name="P2"><text:s text:c="5"/>}</text:p>
      <text:p text:style-name="P2"><text:s text:c="6"/>this-&gt;head=L.insert_at_begin(a,this-&gt;head);</text:p>
      <text:p text:style-name="P2"><text:s text:c="3"/>}</text:p>
      <text:p text:style-name="P2"><text:s text:c="3"/>string userid;</text:p>
      <text:p text:style-name="P2"><text:s text:c="3"/>L.display_dlist();</text:p>
      <text:p text:style-name="P2"><text:s text:c="3"/>cout&lt;&lt;"Enter the Id Number You Want to Edit\n";</text:p>
      <text:p text:style-name="P2"><text:s text:c="3"/>cout&lt;&lt;"-------------------------------------\n";</text:p>
      <text:p text:style-name="P2"><text:s text:c="3"/>cin&gt;&gt;userid;</text:p>
      <text:p text:style-name="P2"><text:s text:c="3"/>int kkk=L.Insert_Search(userid);</text:p>
      <text:p text:style-name="P2"><text:s text:c="3"/>if(kkk==-1){</text:p>
      <text:p text:style-name="P2"><text:s text:c="4"/>cout&lt;&lt;"Your Id does not exits\n";</text:p>
      <text:p text:style-name="P2"><text:s text:c="3"/>}else{</text:p>
      <text:p text:style-name="P2"><text:s text:c="4"/>cout&lt;&lt;"Id exits\n";</text:p>
      <text:p text:style-name="P2"><text:s text:c="4"/>L.insert_after(userid,kkk);</text:p>
      <text:p text:style-name="P2"><text:s text:c="4"/>cout&lt;&lt;"\n\n\n\n";</text:p>
      <text:p text:style-name="P2"><text:s text:c="4"/>L.display_dlist();</text:p>
      <text:p text:style-name="P2"><text:s text:c="4"/>if(kkk==0){</text:p>
      <text:p text:style-name="P2"><text:s text:c="9"/>L.delete_at_begin();</text:p>
      <text:p text:style-name="P2"><text:s text:c="4"/>system("clear");</text:p>
      <text:p text:style-name="P2"><text:s text:c="4"/>L.display_dlist();</text:p>
      <text:p text:style-name="P2"><text:s text:c="4"/>L.fout();</text:p>
      <text:p text:style-name="P2"><text:s text:c="4"/>this_thread::sleep_for(chrono::milliseconds(5000));</text:p>
      <text:p text:style-name="P2"><text:s text:c="4"/>}else{</text:p>
      <text:p text:style-name="P2"><text:s text:c="4"/>L.delete_before(userid);</text:p>
      <text:p text:style-name="P2"><text:s text:c="4"/>system("clear");</text:p>
      <text:p text:style-name="P2"><text:s text:c="4"/>L.display_dlist();</text:p>
      <text:p text:style-name="P2"><text:s text:c="4"/>L.fout();</text:p>
      <text:p text:style-name="P2"><text:s text:c="4"/>this_thread::sleep_for(chrono::milliseconds(5000));</text:p>
      <text:p text:style-name="P2"><text:s text:c="4"/>}</text:p>
      <text:p text:style-name="P2"><text:s text:c="4"/>this-&gt;head=NULL;</text:p>
      <text:p text:style-name="P2"><text:s text:c="3"/>}</text:p>
      <text:p text:style-name="P2">}</text:p>
      <text:p text:style-name="P2">void Student::Add(){</text:p>
      <text:p text:style-name="P2"><text:s text:c="4"/>char mmm='1';</text:p>
      <text:p text:style-name="P2"><text:s text:c="4"/>int i;</text:p>
      <text:p text:style-name="P2"><text:soft-page-break/><text:s text:c="4"/>string k;</text:p>
      <text:p text:style-name="P2"><text:s text:c="4"/>ifstream fin;</text:p>
      <text:p text:style-name="P2"><text:s text:c="4"/>bool t=false;</text:p>
      <text:p text:style-name="P2"><text:s text:c="4"/>fin.open("student.txt");</text:p>
      <text:p text:style-name="P2"><text:s text:c="4"/>fin&gt;&gt;k;</text:p>
      <text:p text:style-name="P2"><text:s text:c="4"/>fin.close();</text:p>
      <text:p text:style-name="P2"><text:s text:c="4"/>fin.open("student.txt");</text:p>
      <text:p text:style-name="P2"><text:s text:c="4"/>while(!fin.eof()){</text:p>
      <text:p text:style-name="P2"><text:s text:c="6"/>mmm=mmm+1;</text:p>
      <text:p text:style-name="P2"><text:s text:c="6"/>this-&gt;a.Load(fin,k,t,i);</text:p>
      <text:p text:style-name="P2"><text:s text:c="5"/>if(fin.eof()){</text:p>
      <text:p text:style-name="P2"><text:s text:c="8"/>break;</text:p>
      <text:p text:style-name="P2"><text:s text:c="5"/>}</text:p>
      <text:p text:style-name="P2"><text:s text:c="3"/>}</text:p>
      <text:p text:style-name="P2"><text:s text:c="3"/>fin.open("student.txt");</text:p>
      <text:p text:style-name="P2"><text:s text:c="3"/>while(!fin.eof()){</text:p>
      <text:p text:style-name="P2"><text:s text:c="7"/></text:p>
      <text:p text:style-name="P2"><text:s text:c="3"/>}</text:p>
      <text:p text:style-name="P2"><text:s text:c="3"/>fin.close();</text:p>
      <text:p text:style-name="P2"><text:s text:c="3"/>mmm=mmm-1;</text:p>
      <text:p text:style-name="P2"><text:s text:c="3"/>this-&gt;a.Add(mmm);</text:p>
      <text:p text:style-name="P2"><text:s text:c="3"/>system("cls");</text:p>
      <text:p text:style-name="P2">}</text:p>
      <text:p text:style-name="P2"/>
      <text:p text:style-name="P1">LIST.CPP</text:p>
      <text:p text:style-name="P1"/>
      <text:p text:style-name="P1"/>
      <text:p text:style-name="P2">#include&lt;iostream&gt;</text:p>
      <text:p text:style-name="P2">#include&lt;fstream&gt;</text:p>
      <text:p text:style-name="P2">using namespace std;</text:p>
      <text:p text:style-name="P2">struct t{</text:p>
      <text:p text:style-name="P2"><text:tab/></text:p>
      <text:p text:style-name="P2"><text:tab/>string Id;</text:p>
      <text:p text:style-name="P2"><text:s text:c="4"/>string First_Name;</text:p>
      <text:p text:style-name="P2"><text:s text:c="4"/>string Last_Name;</text:p>
      <text:p text:style-name="P2"><text:tab/>string userName;</text:p>
      <text:p text:style-name="P2"><text:s text:c="4"/>string Email;</text:p>
      <text:p text:style-name="P2"><text:s text:c="4"/>string Date;</text:p>
      <text:p text:style-name="P2"><text:s text:c="4"/>string Gender;</text:p>
      <text:p text:style-name="P2"><text:s text:c="4"/>string Blood_Group;</text:p>
      <text:p text:style-name="P2"><text:s text:c="4"/>string Phone_Number;</text:p>
      <text:p text:style-name="P2"><text:tab/>void Add(char &amp;i){</text:p>
      <text:p text:style-name="P2"><text:tab/><text:tab/>fstream fout;</text:p>
      <text:p text:style-name="P2"><text:tab/><text:tab/>system("clear");</text:p>
      <text:p text:style-name="P2"><text:tab/><text:tab/>fout.open("teacher.txt",ios::app);</text:p>
      <text:p text:style-name="P2"><text:tab/><text:tab/>fout&lt;&lt;i&lt;&lt;"\n";</text:p>
      <text:p text:style-name="P2"><text:tab/><text:tab/>this-&gt;Id=i;</text:p>
      <text:p text:style-name="P2"><text:tab/><text:tab/>this-&gt;Id=this-&gt;Id+"\0";</text:p>
      <text:p text:style-name="P2"><text:tab/><text:tab/>cout&lt;&lt;"Enter the First Name : ";</text:p>
      <text:p text:style-name="P2"><text:s text:c="8"/>cin&gt;&gt;this-&gt;First_Name;</text:p>
      <text:p text:style-name="P2"><text:s text:c="8"/>fout&lt;&lt;this-&gt;First_Name&lt;&lt;"\n";</text:p>
      <text:p text:style-name="P2"><text:s text:c="8"/>cout&lt;&lt;"Enter the Last Name : ";</text:p>
      <text:p text:style-name="P2"><text:soft-page-break/><text:tab/><text:tab/>cin&gt;&gt;this-&gt;Last_Name;</text:p>
      <text:p text:style-name="P2"><text:tab/><text:tab/>fout&lt;&lt;this-&gt;Last_Name&lt;&lt;"\n";</text:p>
      <text:p text:style-name="P2"><text:tab/><text:tab/>cout&lt;&lt;"Enter the UserName : ";</text:p>
      <text:p text:style-name="P2"><text:tab/><text:tab/>cin&gt;&gt;this-&gt;userName;</text:p>
      <text:p text:style-name="P2"><text:tab/><text:tab/>fout&lt;&lt;this-&gt;userName&lt;&lt;"\n";</text:p>
      <text:p text:style-name="P2"><text:tab/><text:tab/>cout&lt;&lt;"Enter the Email : ";</text:p>
      <text:p text:style-name="P2"><text:tab/><text:tab/>cin&gt;&gt;this-&gt;Email;</text:p>
      <text:p text:style-name="P2"><text:s text:c="8"/>fout&lt;&lt;this-&gt;Email&lt;&lt;"\n";</text:p>
      <text:p text:style-name="P2"><text:tab/><text:tab/>cout&lt;&lt;"Enter the Date : ";</text:p>
      <text:p text:style-name="P2"><text:tab/><text:tab/>cin&gt;&gt;this-&gt;Date;</text:p>
      <text:p text:style-name="P2"><text:tab/><text:tab/>fout&lt;&lt;this-&gt;Date&lt;&lt;"\n";</text:p>
      <text:p text:style-name="P2"><text:tab/><text:tab/>cout&lt;&lt;"Enter the Gender : ";</text:p>
      <text:p text:style-name="P2"><text:tab/><text:tab/>cin&gt;&gt;this-&gt;Gender;</text:p>
      <text:p text:style-name="P2"><text:tab/><text:tab/>fout&lt;&lt;this-&gt;Gender&lt;&lt;"\n";</text:p>
      <text:p text:style-name="P2"><text:tab/><text:tab/>cout&lt;&lt;"Enter the Blood Group : ";</text:p>
      <text:p text:style-name="P2"><text:tab/><text:tab/>cin&gt;&gt;this-&gt;Blood_Group;</text:p>
      <text:p text:style-name="P2"><text:tab/><text:tab/>fout&lt;&lt;this-&gt;Blood_Group&lt;&lt;"\n";</text:p>
      <text:p text:style-name="P2"><text:tab/><text:tab/>cout&lt;&lt;"Enter The Phone Number :";</text:p>
      <text:p text:style-name="P2"><text:tab/><text:tab/>cin&gt;&gt;this-&gt;Phone_Number;</text:p>
      <text:p text:style-name="P2"><text:tab/><text:tab/>fout&lt;&lt;this-&gt;Phone_Number&lt;&lt;"\n";</text:p>
      <text:p text:style-name="P2"><text:tab/><text:tab/>fout.close();</text:p>
      <text:p text:style-name="P2"><text:tab/>}</text:p>
      <text:p text:style-name="P2"><text:tab/>void f(){</text:p>
      <text:p text:style-name="P2"><text:tab/><text:tab/>return;</text:p>
      <text:p text:style-name="P2"><text:tab/>}</text:p>
      <text:p text:style-name="P2"><text:tab/>void Insert(string i){</text:p>
      <text:p text:style-name="P2"><text:s text:c="8"/>this-&gt;Id=i;</text:p>
      <text:p text:style-name="P2"><text:tab/><text:tab/>cout&lt;&lt;"Enter the First Name : ";</text:p>
      <text:p text:style-name="P2"><text:s text:c="8"/>cin&gt;&gt;this-&gt;First_Name;</text:p>
      <text:p text:style-name="P2"><text:s text:c="8"/>cout&lt;&lt;"Enter the Last Name : ";</text:p>
      <text:p text:style-name="P2"><text:tab/><text:tab/>cin&gt;&gt;this-&gt;Last_Name;</text:p>
      <text:p text:style-name="P2"><text:tab/><text:tab/>cout&lt;&lt;"Enter the UserName : ";</text:p>
      <text:p text:style-name="P2"><text:tab/><text:tab/>cin&gt;&gt;this-&gt;userName;</text:p>
      <text:p text:style-name="P2"><text:tab/><text:tab/>cout&lt;&lt;"Enter the Email : ";</text:p>
      <text:p text:style-name="P2"><text:tab/><text:tab/>cin&gt;&gt;this-&gt;Email;</text:p>
      <text:p text:style-name="P2"><text:tab/><text:tab/>cout&lt;&lt;"Enter the Date : ";</text:p>
      <text:p text:style-name="P2"><text:tab/><text:tab/>cin&gt;&gt;this-&gt;Date;</text:p>
      <text:p text:style-name="P2"><text:tab/><text:tab/>cout&lt;&lt;"Enter the Gender : ";</text:p>
      <text:p text:style-name="P2"><text:tab/><text:tab/>cin&gt;&gt;this-&gt;Gender;</text:p>
      <text:p text:style-name="P2"><text:tab/><text:tab/>cout&lt;&lt;"Enter the Blood Group : ";</text:p>
      <text:p text:style-name="P2"><text:tab/><text:tab/>cin&gt;&gt;this-&gt;Blood_Group;</text:p>
      <text:p text:style-name="P2"><text:tab/><text:tab/>cout&lt;&lt;"Enter The Phone Number :";</text:p>
      <text:p text:style-name="P2"><text:tab/><text:tab/>cin&gt;&gt;this-&gt;Phone_Number;</text:p>
      <text:p text:style-name="P2"><text:tab/>}</text:p>
      <text:p text:style-name="P2"><text:tab/>void Load(ifstream &amp;a,string l,bool &amp;k,int &amp;i){</text:p>
      <text:p text:style-name="P2"><text:s text:c="5"/>if(a.is_open()!=true){</text:p>
      <text:p text:style-name="P2"><text:s text:c="7"/>cout&lt;&lt;"file Can not be open";</text:p>
      <text:p text:style-name="P2"><text:s text:c="5"/>}</text:p>
      <text:p text:style-name="P2"><text:s text:c="5"/>else{</text:p>
      <text:p text:style-name="P2"><text:s text:c="12"/>a&gt;&gt;this-&gt;Id;</text:p>
      <text:p text:style-name="P2"><text:tab/><text:tab/><text:tab/>if(this-&gt;Id==l){</text:p>
      <text:p text:style-name="P2"><text:tab/><text:tab/><text:tab/><text:tab/>if(i==1){</text:p>
      <text:p text:style-name="P2"><text:soft-page-break/><text:tab/><text:tab/><text:tab/> <text:s text:c="4"/>k=true;</text:p>
      <text:p text:style-name="P2"><text:tab/><text:tab/><text:tab/> <text:s text:c="4"/>return;</text:p>
      <text:p text:style-name="P2"><text:tab/><text:tab/><text:tab/> <text:s/>}else{</text:p>
      <text:p text:style-name="P2"><text:tab/><text:tab/><text:tab/><text:tab/>i=i+1;</text:p>
      <text:p text:style-name="P2"><text:tab/><text:tab/><text:tab/> <text:s/>}</text:p>
      <text:p text:style-name="P2"><text:tab/><text:tab/><text:tab/>}</text:p>
      <text:p text:style-name="P2"><text:tab/><text:tab/><text:tab/>a&gt;&gt;this-&gt;First_Name;</text:p>
      <text:p text:style-name="P2"><text:tab/><text:tab/> <text:s text:c="3"/>a&gt;&gt;this-&gt;Last_Name;</text:p>
      <text:p text:style-name="P2"><text:tab/><text:tab/><text:tab/>a&gt;&gt;this-&gt;userName;</text:p>
      <text:p text:style-name="P2"><text:tab/><text:tab/><text:tab/>a&gt;&gt;this-&gt;Email;</text:p>
      <text:p text:style-name="P2"><text:tab/><text:tab/><text:tab/>a&gt;&gt;this-&gt;Date;</text:p>
      <text:p text:style-name="P2"><text:tab/><text:tab/><text:tab/>a&gt;&gt;this-&gt;Gender;</text:p>
      <text:p text:style-name="P2"><text:tab/><text:tab/><text:tab/>a&gt;&gt;this-&gt;Blood_Group;</text:p>
      <text:p text:style-name="P2"><text:tab/><text:tab/><text:tab/>a&gt;&gt;this-&gt;Phone_Number;</text:p>
      <text:p text:style-name="P2"><text:tab/></text:p>
      <text:p text:style-name="P2"><text:s text:c="5"/>}</text:p>
      <text:p text:style-name="P2"><text:tab/>}</text:p>
      <text:p text:style-name="P2"><text:tab/>void Display(){</text:p>
      <text:p text:style-name="P2"><text:tab/><text:tab/>cout&lt;&lt;this-&gt;Id&lt;&lt;"\n";</text:p>
      <text:p text:style-name="P2"><text:tab/><text:tab/>cout&lt;&lt;this-&gt;First_Name&lt;&lt;"\n";</text:p>
      <text:p text:style-name="P2"><text:tab/><text:tab/>cout&lt;&lt;this-&gt;Last_Name&lt;&lt;"\n";</text:p>
      <text:p text:style-name="P2"><text:tab/><text:tab/>cout&lt;&lt;this-&gt;userName&lt;&lt;"\n";</text:p>
      <text:p text:style-name="P2"><text:tab/><text:tab/>cout&lt;&lt;this-&gt;Email&lt;&lt;"\n";</text:p>
      <text:p text:style-name="P2"><text:tab/><text:tab/>cout&lt;&lt;this-&gt;Date&lt;&lt;"\n";</text:p>
      <text:p text:style-name="P2"><text:tab/><text:tab/>cout&lt;&lt;this-&gt;Gender&lt;&lt;"\n";</text:p>
      <text:p text:style-name="P2"><text:tab/><text:tab/>cout&lt;&lt;this-&gt;Blood_Group&lt;&lt;"\n";</text:p>
      <text:p text:style-name="P2"><text:tab/><text:tab/>cout&lt;&lt;this-&gt;Phone_Number&lt;&lt;"\n";</text:p>
      <text:p text:style-name="P2"><text:tab/>}</text:p>
      <text:p text:style-name="P2">};</text:p>
      <text:p text:style-name="P2">struct s{</text:p>
      <text:p text:style-name="P2"><text:tab/>string Id;</text:p>
      <text:p text:style-name="P2"><text:s text:c="4"/>string First_Name;</text:p>
      <text:p text:style-name="P2"><text:s text:c="4"/>string Last_Name;</text:p>
      <text:p text:style-name="P2"><text:tab/>string userName;</text:p>
      <text:p text:style-name="P2"><text:s text:c="4"/>string Email;</text:p>
      <text:p text:style-name="P2"><text:s text:c="4"/>string Date;</text:p>
      <text:p text:style-name="P2"><text:s text:c="4"/>string Gender;</text:p>
      <text:p text:style-name="P2"><text:s text:c="4"/>string Blood_Group;</text:p>
      <text:p text:style-name="P2"><text:s text:c="4"/>string Phone_Number;</text:p>
      <text:p text:style-name="P2"><text:tab/>string fees;</text:p>
      <text:p text:style-name="P2"><text:tab/>void Add(char &amp;i){</text:p>
      <text:p text:style-name="P2"><text:tab/><text:tab/>fstream fout;</text:p>
      <text:p text:style-name="P2"><text:tab/><text:tab/>system("clear");</text:p>
      <text:p text:style-name="P2"><text:tab/><text:tab/>fout.open("student.txt",ios::app);</text:p>
      <text:p text:style-name="P2"><text:tab/><text:tab/>fout&lt;&lt;i&lt;&lt;"\n";</text:p>
      <text:p text:style-name="P2"><text:tab/><text:tab/>this-&gt;Id=i;</text:p>
      <text:p text:style-name="P2"><text:tab/><text:tab/>this-&gt;Id=this-&gt;Id+"\0";</text:p>
      <text:p text:style-name="P2"><text:tab/><text:tab/>cout&lt;&lt;"Enter the First Name : ";</text:p>
      <text:p text:style-name="P2"><text:s text:c="8"/>cin&gt;&gt;this-&gt;First_Name;</text:p>
      <text:p text:style-name="P2"><text:s text:c="8"/>fout&lt;&lt;this-&gt;First_Name&lt;&lt;"\n";</text:p>
      <text:p text:style-name="P2"><text:s text:c="8"/>cout&lt;&lt;"Enter the Last Name : ";</text:p>
      <text:p text:style-name="P2"><text:tab/><text:tab/>cin&gt;&gt;this-&gt;Last_Name;</text:p>
      <text:p text:style-name="P2"><text:soft-page-break/><text:tab/><text:tab/>fout&lt;&lt;this-&gt;Last_Name&lt;&lt;"\n";</text:p>
      <text:p text:style-name="P2"><text:tab/><text:tab/>cout&lt;&lt;"Enter the UserName : ";</text:p>
      <text:p text:style-name="P2"><text:tab/><text:tab/>cin&gt;&gt;this-&gt;userName;</text:p>
      <text:p text:style-name="P2"><text:tab/><text:tab/>fout&lt;&lt;this-&gt;userName&lt;&lt;"\n";</text:p>
      <text:p text:style-name="P2"><text:tab/><text:tab/>cout&lt;&lt;"Enter the Email : ";</text:p>
      <text:p text:style-name="P2"><text:tab/><text:tab/>cin&gt;&gt;this-&gt;Email;</text:p>
      <text:p text:style-name="P2"><text:s text:c="8"/>fout&lt;&lt;this-&gt;Email&lt;&lt;"\n";</text:p>
      <text:p text:style-name="P2"><text:tab/><text:tab/>cout&lt;&lt;"Enter the Date : ";</text:p>
      <text:p text:style-name="P2"><text:tab/><text:tab/>cin&gt;&gt;this-&gt;Date;</text:p>
      <text:p text:style-name="P2"><text:tab/><text:tab/>fout&lt;&lt;this-&gt;Date&lt;&lt;"\n";</text:p>
      <text:p text:style-name="P2"><text:tab/><text:tab/>cout&lt;&lt;"Enter the Gender : ";</text:p>
      <text:p text:style-name="P2"><text:tab/><text:tab/>cin&gt;&gt;this-&gt;Gender;</text:p>
      <text:p text:style-name="P2"><text:tab/><text:tab/>fout&lt;&lt;this-&gt;Gender&lt;&lt;"\n";</text:p>
      <text:p text:style-name="P2"><text:tab/><text:tab/>cout&lt;&lt;"Enter the Blood Group : ";</text:p>
      <text:p text:style-name="P2"><text:tab/><text:tab/>cin&gt;&gt;this-&gt;Blood_Group;</text:p>
      <text:p text:style-name="P2"><text:tab/><text:tab/>fout&lt;&lt;this-&gt;Blood_Group&lt;&lt;"\n";</text:p>
      <text:p text:style-name="P2"><text:tab/><text:tab/>cout&lt;&lt;"Enter The Phone Number :";</text:p>
      <text:p text:style-name="P2"><text:tab/><text:tab/>cin&gt;&gt;this-&gt;Phone_Number;</text:p>
      <text:p text:style-name="P2"><text:tab/><text:tab/>fout&lt;&lt;this-&gt;Phone_Number&lt;&lt;"\n";</text:p>
      <text:p text:style-name="P2"><text:tab/><text:tab/>cout&lt;&lt;"Fee Status Y(yes) &amp; N(not) :";</text:p>
      <text:p text:style-name="P2"><text:tab/><text:tab/>cin&gt;&gt;this-&gt;fees;</text:p>
      <text:p text:style-name="P2"><text:tab/><text:tab/>fout&lt;&lt;this-&gt;fees&lt;&lt;"\n";</text:p>
      <text:p text:style-name="P2"><text:tab/><text:tab/>fout.close();</text:p>
      <text:p text:style-name="P2"><text:tab/>}</text:p>
      <text:p text:style-name="P2"><text:tab/></text:p>
      <text:p text:style-name="P2"><text:tab/>void Insert(string i){</text:p>
      <text:p text:style-name="P2"><text:s text:c="8"/>this-&gt;Id=i;</text:p>
      <text:p text:style-name="P2"><text:tab/><text:tab/>cout&lt;&lt;"Enter the First Name : ";</text:p>
      <text:p text:style-name="P2"><text:s text:c="8"/>cin&gt;&gt;this-&gt;First_Name;</text:p>
      <text:p text:style-name="P2"><text:s text:c="8"/>cout&lt;&lt;"Enter the Last Name : ";</text:p>
      <text:p text:style-name="P2"><text:tab/><text:tab/>cin&gt;&gt;this-&gt;Last_Name;</text:p>
      <text:p text:style-name="P2"><text:tab/><text:tab/>cout&lt;&lt;"Enter the UserName : ";</text:p>
      <text:p text:style-name="P2"><text:tab/><text:tab/>cin&gt;&gt;this-&gt;userName;</text:p>
      <text:p text:style-name="P2"><text:tab/><text:tab/>cout&lt;&lt;"Enter the Email : ";</text:p>
      <text:p text:style-name="P2"><text:tab/><text:tab/>cin&gt;&gt;this-&gt;Email;</text:p>
      <text:p text:style-name="P2"><text:tab/><text:tab/>cout&lt;&lt;"Enter the Date : ";</text:p>
      <text:p text:style-name="P2"><text:tab/><text:tab/>cin&gt;&gt;this-&gt;Date;</text:p>
      <text:p text:style-name="P2"><text:tab/><text:tab/>cout&lt;&lt;"Enter the Gender : ";</text:p>
      <text:p text:style-name="P2"><text:tab/><text:tab/>cin&gt;&gt;this-&gt;Gender;</text:p>
      <text:p text:style-name="P2"><text:tab/><text:tab/>cout&lt;&lt;"Enter the Blood Group : ";</text:p>
      <text:p text:style-name="P2"><text:tab/><text:tab/>cin&gt;&gt;this-&gt;Blood_Group;</text:p>
      <text:p text:style-name="P2"><text:tab/><text:tab/>cout&lt;&lt;"Enter The Phone Number :";</text:p>
      <text:p text:style-name="P2"><text:tab/><text:tab/>cin&gt;&gt;this-&gt;Phone_Number;</text:p>
      <text:p text:style-name="P2"><text:tab/><text:tab/>cout&lt;&lt;"Fee Status Y(yes) &amp; N(not) :";</text:p>
      <text:p text:style-name="P2"><text:tab/><text:tab/>cin&gt;&gt;this-&gt;fees;</text:p>
      <text:p text:style-name="P2"><text:tab/>}</text:p>
      <text:p text:style-name="P2"><text:tab/>void f(){</text:p>
      <text:p text:style-name="P2"><text:tab/><text:tab/>fstream fout;</text:p>
      <text:p text:style-name="P2"><text:tab/><text:tab/>fout.open("student.txt",ios::app);</text:p>
      <text:p text:style-name="P2"><text:tab/><text:tab/>fout&lt;&lt;this-&gt;fees&lt;&lt;endl;</text:p>
      <text:p text:style-name="P2"><text:tab/>}</text:p>
      <text:p text:style-name="P2"><text:tab/>void Load(ifstream &amp;a,string l,bool &amp;k,int &amp;i){</text:p>
      <text:p text:style-name="P2"><text:soft-page-break/></text:p>
      <text:p text:style-name="P2"><text:s text:c="5"/>if(a.is_open()!=true){</text:p>
      <text:p text:style-name="P2"><text:s text:c="7"/>cout&lt;&lt;"file Can not be open";</text:p>
      <text:p text:style-name="P2"><text:s text:c="5"/>}</text:p>
      <text:p text:style-name="P2"><text:s text:c="5"/>else{</text:p>
      <text:p text:style-name="P2"><text:s text:c="12"/>a&gt;&gt;this-&gt;Id;</text:p>
      <text:p text:style-name="P2"><text:tab/><text:tab/><text:tab/>if(this-&gt;Id==l){</text:p>
      <text:p text:style-name="P2"><text:tab/><text:tab/><text:tab/><text:tab/>if(i==1){</text:p>
      <text:p text:style-name="P2"><text:tab/><text:tab/><text:tab/> <text:s text:c="4"/>k=true;</text:p>
      <text:p text:style-name="P2"><text:tab/><text:tab/><text:tab/> <text:s text:c="4"/>return;</text:p>
      <text:p text:style-name="P2"><text:tab/><text:tab/><text:tab/> <text:s/>}else{</text:p>
      <text:p text:style-name="P2"><text:tab/><text:tab/><text:tab/><text:tab/>i=i+1;</text:p>
      <text:p text:style-name="P2"><text:tab/><text:tab/><text:tab/> <text:s/>}</text:p>
      <text:p text:style-name="P2"><text:tab/><text:tab/><text:tab/>}</text:p>
      <text:p text:style-name="P2"><text:tab/><text:tab/><text:tab/>a&gt;&gt;this-&gt;First_Name;</text:p>
      <text:p text:style-name="P2"><text:tab/><text:tab/> <text:s text:c="3"/>a&gt;&gt;this-&gt;Last_Name;</text:p>
      <text:p text:style-name="P2"><text:tab/><text:tab/><text:tab/>a&gt;&gt;this-&gt;userName;</text:p>
      <text:p text:style-name="P2"><text:tab/><text:tab/><text:tab/>a&gt;&gt;this-&gt;Email;</text:p>
      <text:p text:style-name="P2"><text:tab/><text:tab/><text:tab/>a&gt;&gt;this-&gt;Date;</text:p>
      <text:p text:style-name="P2"><text:tab/><text:tab/><text:tab/>a&gt;&gt;this-&gt;Gender;</text:p>
      <text:p text:style-name="P2"><text:tab/><text:tab/><text:tab/>a&gt;&gt;this-&gt;Blood_Group;</text:p>
      <text:p text:style-name="P2"><text:tab/><text:tab/><text:tab/>a&gt;&gt;this-&gt;Phone_Number;</text:p>
      <text:p text:style-name="P2"><text:tab/><text:tab/><text:tab/>a&gt;&gt;this-&gt;fees;</text:p>
      <text:p text:style-name="P2"><text:tab/></text:p>
      <text:p text:style-name="P2"><text:s text:c="5"/>}</text:p>
      <text:p text:style-name="P2"><text:tab/>}</text:p>
      <text:p text:style-name="P2"><text:tab/>void Display(){</text:p>
      <text:p text:style-name="P2"><text:tab/><text:tab/>cout&lt;&lt;this-&gt;Id&lt;&lt;"\n";</text:p>
      <text:p text:style-name="P2"><text:tab/><text:tab/>cout&lt;&lt;this-&gt;First_Name&lt;&lt;"\n";</text:p>
      <text:p text:style-name="P2"><text:tab/><text:tab/>cout&lt;&lt;this-&gt;Last_Name&lt;&lt;"\n";</text:p>
      <text:p text:style-name="P2"><text:tab/><text:tab/>cout&lt;&lt;this-&gt;userName&lt;&lt;"\n";</text:p>
      <text:p text:style-name="P2"><text:tab/><text:tab/>cout&lt;&lt;this-&gt;Email&lt;&lt;"\n";</text:p>
      <text:p text:style-name="P2"><text:tab/><text:tab/>cout&lt;&lt;this-&gt;Date&lt;&lt;"\n";</text:p>
      <text:p text:style-name="P2"><text:tab/><text:tab/>cout&lt;&lt;this-&gt;Gender&lt;&lt;"\n";</text:p>
      <text:p text:style-name="P2"><text:tab/><text:tab/>cout&lt;&lt;this-&gt;Blood_Group&lt;&lt;"\n";</text:p>
      <text:p text:style-name="P2"><text:tab/><text:tab/>cout&lt;&lt;this-&gt;Phone_Number&lt;&lt;"\n";</text:p>
      <text:p text:style-name="P2"><text:tab/><text:tab/>cout&lt;&lt;this-&gt;fees&lt;&lt;"\n";</text:p>
      <text:p text:style-name="P2"><text:tab/>}</text:p>
      <text:p text:style-name="P2">};</text:p>
      <text:p text:style-name="P2">template&lt;class T&gt;</text:p>
      <text:p text:style-name="P2">struct node</text:p>
      <text:p text:style-name="P2">{</text:p>
      <text:p text:style-name="P2"><text:s text:c="4"/>T data;</text:p>
      <text:p text:style-name="P2"><text:tab/>struct node* next;</text:p>
      <text:p text:style-name="P2"><text:tab/>struct node* prev;</text:p>
      <text:p text:style-name="P2">};</text:p>
      <text:p text:style-name="P2">template &lt;class T&gt; <text:s/>class double_llist</text:p>
      <text:p text:style-name="P2">{</text:p>
      <text:p text:style-name="P2">private:</text:p>
      <text:p text:style-name="P2"><text:tab/>node&lt;T&gt;* head = NULL;</text:p>
      <text:p text:style-name="P2"><text:tab/>node&lt;T&gt;* current_ptr = NULL;</text:p>
      <text:p text:style-name="P2"><text:tab/>int count;</text:p>
      <text:p text:style-name="P2"><text:soft-page-break/>public:</text:p>
      <text:p text:style-name="P2"><text:tab/>node&lt;T&gt;* insert_at_begin(T &amp;value, node&lt;T&gt;* temp) {//use</text:p>
      <text:p text:style-name="P2"><text:tab/><text:tab/> if (head == NULL || temp==NULL) {</text:p>
      <text:p text:style-name="P2"><text:tab/><text:tab/><text:tab/>temp = new node&lt;T&gt;;</text:p>
      <text:p text:style-name="P2"><text:tab/><text:tab/><text:tab/>temp-&gt;data = value;</text:p>
      <text:p text:style-name="P2"><text:tab/><text:tab/><text:tab/>head = temp;</text:p>
      <text:p text:style-name="P2"><text:tab/><text:tab/><text:tab/>current_ptr = temp;</text:p>
      <text:p text:style-name="P2"><text:tab/><text:tab/><text:tab/>temp-&gt;next = NULL;</text:p>
      <text:p text:style-name="P2"><text:tab/><text:tab/><text:tab/>temp-&gt;prev = NULL;</text:p>
      <text:p text:style-name="P2"><text:tab/><text:tab/>}</text:p>
      <text:p text:style-name="P2"><text:tab/><text:tab/>else {</text:p>
      <text:p text:style-name="P2"><text:tab/><text:tab/><text:tab/>current_ptr = temp;</text:p>
      <text:p text:style-name="P2"><text:tab/><text:tab/><text:tab/>temp = new node&lt;T&gt;;</text:p>
      <text:p text:style-name="P2"><text:tab/><text:tab/><text:tab/>temp-&gt;data = value;</text:p>
      <text:p text:style-name="P2"><text:tab/><text:tab/><text:tab/>this-&gt;current_ptr-&gt;next=temp;</text:p>
      <text:p text:style-name="P2"><text:tab/><text:tab/><text:tab/>temp-&gt;prev = current_ptr;</text:p>
      <text:p text:style-name="P2"><text:tab/><text:tab/><text:tab/>temp-&gt;next = NULL;</text:p>
      <text:p text:style-name="P2"><text:tab/><text:tab/>}</text:p>
      <text:p text:style-name="P2"><text:tab/><text:tab/>return temp;</text:p>
      <text:p text:style-name="P2"><text:tab/>}</text:p>
      <text:p text:style-name="P2"><text:tab/>void insert_after( string id,int &amp;position) {//use</text:p>
      <text:p text:style-name="P2"><text:tab/> <text:s text:c="3"/>T value;</text:p>
      <text:p text:style-name="P2"><text:tab/><text:tab/>value.Insert(id);</text:p>
      <text:p text:style-name="P2"><text:tab/><text:tab/>node&lt;T&gt;* Temp = head;</text:p>
      <text:p text:style-name="P2"><text:tab/><text:tab/>int counter = 0;</text:p>
      <text:p text:style-name="P2"><text:tab/><text:tab/>node&lt;T&gt;* temp2 = NULL;</text:p>
      <text:p text:style-name="P2"><text:tab/><text:tab/>node&lt;T&gt;* temp1 = new node&lt;T&gt;;</text:p>
      <text:p text:style-name="P2"><text:tab/><text:tab/>while (Temp != NULL) {</text:p>
      <text:p text:style-name="P2"><text:tab/><text:tab/><text:tab/>if (position == 0) {</text:p>
      <text:p text:style-name="P2"><text:tab/><text:tab/><text:tab/><text:tab/>temp1-&gt;data = value;</text:p>
      <text:p text:style-name="P2"><text:tab/><text:tab/><text:tab/><text:tab/>temp1-&gt;prev = Temp;</text:p>
      <text:p text:style-name="P2"><text:tab/><text:tab/><text:tab/><text:tab/>temp2 = Temp;</text:p>
      <text:p text:style-name="P2"><text:tab/><text:tab/><text:tab/><text:tab/>temp2 = temp2-&gt;next;</text:p>
      <text:p text:style-name="P2"><text:tab/><text:tab/><text:tab/><text:tab/>temp1-&gt;next = temp2;</text:p>
      <text:p text:style-name="P2"><text:tab/><text:tab/><text:tab/><text:tab/>Temp-&gt;next = temp1;</text:p>
      <text:p text:style-name="P2"><text:tab/><text:tab/><text:tab/><text:tab/>break;</text:p>
      <text:p text:style-name="P2"><text:tab/><text:tab/><text:tab/>}</text:p>
      <text:p text:style-name="P2"><text:tab/><text:tab/><text:tab/>if (counter == position) {</text:p>
      <text:p text:style-name="P2"><text:tab/><text:tab/><text:tab/><text:tab/>temp1-&gt;prev = Temp;</text:p>
      <text:p text:style-name="P2"><text:tab/><text:tab/><text:tab/><text:tab/>temp2 = Temp;</text:p>
      <text:p text:style-name="P2"><text:tab/><text:tab/><text:tab/><text:tab/>temp2 = temp2-&gt;next;</text:p>
      <text:p text:style-name="P2"><text:tab/><text:tab/><text:tab/><text:tab/>temp1-&gt;data = value;</text:p>
      <text:p text:style-name="P2"><text:tab/><text:tab/><text:tab/><text:tab/>temp1-&gt;next = temp2;</text:p>
      <text:p text:style-name="P2"><text:tab/><text:tab/><text:tab/><text:tab/>Temp-&gt;next = temp1;</text:p>
      <text:p text:style-name="P2"><text:tab/><text:tab/><text:tab/><text:tab/>break;</text:p>
      <text:p text:style-name="P2"><text:tab/><text:tab/><text:tab/>}</text:p>
      <text:p text:style-name="P2"><text:tab/><text:tab/><text:tab/>Temp = Temp-&gt;next;</text:p>
      <text:p text:style-name="P2"><text:tab/><text:tab/><text:tab/>counter = counter + 1;</text:p>
      <text:p text:style-name="P2"><text:tab/><text:tab/>}</text:p>
      <text:p text:style-name="P2"><text:tab/>}</text:p>
      <text:p text:style-name="P2"><text:tab/>int Insert_Search(string &amp;id){</text:p>
      <text:p text:style-name="P2"><text:tab/><text:tab/>int i=0;</text:p>
      <text:p text:style-name="P2"><text:soft-page-break/><text:s text:c="7"/>node&lt;T&gt;* Temp = this-&gt;head;</text:p>
      <text:p text:style-name="P2"><text:tab/><text:tab/>while (Temp != NULL) {</text:p>
      <text:p text:style-name="P2"><text:tab/><text:tab/><text:tab/>if(Temp==head){</text:p>
      <text:p text:style-name="P2"><text:tab/><text:tab/><text:tab/><text:tab/>if(Temp-&gt;data.Id[3]==id[0]){</text:p>
      <text:p text:style-name="P2"><text:tab/><text:tab/><text:tab/><text:tab/><text:tab/>i=0;</text:p>
      <text:p text:style-name="P2"><text:tab/><text:tab/><text:tab/><text:tab/><text:tab/>return i;</text:p>
      <text:p text:style-name="P2"><text:tab/><text:tab/><text:tab/><text:tab/>}</text:p>
      <text:p text:style-name="P2"><text:tab/><text:tab/><text:tab/>}</text:p>
      <text:p text:style-name="P2"><text:tab/><text:tab/><text:tab/>if(id==Temp-&gt;data.Id){</text:p>
      <text:p text:style-name="P2"><text:tab/><text:tab/><text:tab/><text:tab/>return i;</text:p>
      <text:p text:style-name="P2"><text:tab/><text:tab/><text:tab/>}</text:p>
      <text:p text:style-name="P2"><text:tab/><text:tab/><text:tab/>Temp = Temp-&gt;next;</text:p>
      <text:p text:style-name="P2"><text:tab/><text:tab/><text:tab/>i=i+1;</text:p>
      <text:p text:style-name="P2"><text:tab/><text:tab/>}</text:p>
      <text:p text:style-name="P2"><text:tab/><text:tab/>i=-1;</text:p>
      <text:p text:style-name="P2"><text:tab/><text:tab/>return i;</text:p>
      <text:p text:style-name="P2"><text:tab/>}</text:p>
      <text:p text:style-name="P2"><text:tab/>void delete_at_begin() {</text:p>
      <text:p text:style-name="P2"><text:tab/><text:tab/>node&lt;T&gt;* temp = head;</text:p>
      <text:p text:style-name="P2"><text:tab/><text:tab/>if (temp == NULL) {</text:p>
      <text:p text:style-name="P2"><text:tab/><text:tab/><text:tab/>delete temp;</text:p>
      <text:p text:style-name="P2"><text:tab/><text:tab/><text:tab/>return;</text:p>
      <text:p text:style-name="P2"><text:tab/><text:tab/>}</text:p>
      <text:p text:style-name="P2"><text:tab/><text:tab/>temp = temp-&gt;next;</text:p>
      <text:p text:style-name="P2"><text:tab/><text:tab/>delete head;</text:p>
      <text:p text:style-name="P2"><text:tab/><text:tab/>if (temp == NULL) {</text:p>
      <text:p text:style-name="P2"><text:tab/><text:tab/><text:tab/>head = NULL;</text:p>
      <text:p text:style-name="P2"><text:tab/><text:tab/><text:tab/>return;</text:p>
      <text:p text:style-name="P2"><text:tab/><text:tab/>}</text:p>
      <text:p text:style-name="P2"><text:tab/><text:tab/>head = temp;</text:p>
      <text:p text:style-name="P2"><text:tab/><text:tab/>temp-&gt;prev = NULL;</text:p>
      <text:p text:style-name="P2"><text:tab/>};</text:p>
      <text:p text:style-name="P2"><text:tab/>string delete_before(string value) {//use</text:p>
      <text:p text:style-name="P2"><text:tab/><text:tab/>node&lt;T&gt;* Temp = head;</text:p>
      <text:p text:style-name="P2"><text:tab/><text:tab/>node&lt;T&gt;* temp2 = NULL;</text:p>
      <text:p text:style-name="P2"><text:tab/><text:tab/>node&lt;T&gt;* temp3 = NULL;</text:p>
      <text:p text:style-name="P2"><text:tab/><text:tab/>while (Temp != NULL) {</text:p>
      <text:p text:style-name="P2"><text:tab/><text:tab/><text:tab/>if (Temp-&gt;data.Id == value) {</text:p>
      <text:p text:style-name="P2"><text:tab/><text:tab/><text:tab/><text:tab/>temp3 = Temp;</text:p>
      <text:p text:style-name="P2"><text:tab/><text:tab/><text:tab/><text:tab/>temp2 = Temp;</text:p>
      <text:p text:style-name="P2"><text:tab/><text:tab/><text:tab/><text:tab/>temp2 = Temp-&gt;prev;</text:p>
      <text:p text:style-name="P2"><text:tab/><text:tab/><text:tab/><text:tab/>temp3 = Temp-&gt;next;</text:p>
      <text:p text:style-name="P2"><text:tab/><text:tab/><text:tab/><text:tab/>if (temp3 == NULL) {</text:p>
      <text:p text:style-name="P2"><text:tab/><text:tab/><text:tab/><text:tab/><text:tab/>break;</text:p>
      <text:p text:style-name="P2"><text:tab/><text:tab/><text:tab/><text:tab/>}</text:p>
      <text:p text:style-name="P2"><text:tab/><text:tab/><text:tab/><text:tab/>delete Temp;</text:p>
      <text:p text:style-name="P2"><text:tab/><text:tab/><text:tab/><text:tab/>temp3-&gt;prev = temp2;</text:p>
      <text:p text:style-name="P2"><text:tab/><text:tab/><text:tab/><text:tab/>temp2-&gt;next = temp3;</text:p>
      <text:p text:style-name="P2"><text:tab/><text:tab/><text:tab/><text:tab/>Temp = temp3;</text:p>
      <text:p text:style-name="P2"><text:tab/><text:tab/><text:tab/><text:tab/>return value;</text:p>
      <text:p text:style-name="P2"><text:tab/><text:tab/><text:tab/>}</text:p>
      <text:p text:style-name="P2"><text:tab/><text:tab/><text:tab/>Temp = Temp-&gt;next;</text:p>
      <text:p text:style-name="P2"><text:soft-page-break/><text:tab/><text:tab/>}</text:p>
      <text:p text:style-name="P2"><text:tab/><text:tab/>return 0;</text:p>
      <text:p text:style-name="P2"><text:tab/>};</text:p>
      <text:p text:style-name="P2"><text:tab/>void delete_ll(node&lt;T&gt;* head){</text:p>
      <text:p text:style-name="P2"><text:tab/><text:tab/>node&lt;T&gt;* temp=head;</text:p>
      <text:p text:style-name="P2"><text:tab/><text:tab/>node&lt;T&gt;* temp1=temp;</text:p>
      <text:p text:style-name="P2"><text:tab/><text:tab/>while(temp!=NULL){</text:p>
      <text:p text:style-name="P2"><text:tab/><text:tab/><text:tab/>temp1=temp;</text:p>
      <text:p text:style-name="P2"><text:tab/><text:tab/><text:tab/>temp=temp-&gt;prev;</text:p>
      <text:p text:style-name="P2"><text:tab/><text:tab/><text:tab/>delete temp1;</text:p>
      <text:p text:style-name="P2"><text:tab/><text:tab/>}</text:p>
      <text:p text:style-name="P2"><text:tab/>}</text:p>
      <text:p text:style-name="P2"><text:tab/>void display_dlist() {</text:p>
      <text:p text:style-name="P2"><text:tab/><text:tab/>node&lt;T&gt;* Temp = head;</text:p>
      <text:p text:style-name="P2"><text:tab/><text:tab/>cout &lt;&lt; "Your Data is ";</text:p>
      <text:p text:style-name="P2"><text:tab/><text:tab/>cout &lt;&lt; endl;</text:p>
      <text:p text:style-name="P2"><text:tab/><text:tab/>cout &lt;&lt; "-------------------";</text:p>
      <text:p text:style-name="P2"><text:tab/><text:tab/>cout &lt;&lt; endl;</text:p>
      <text:p text:style-name="P2"><text:tab/><text:tab/>while (Temp != NULL) {</text:p>
      <text:p text:style-name="P2"><text:tab/><text:tab/><text:tab/>Temp-&gt;data.Display();</text:p>
      <text:p text:style-name="P2"><text:tab/><text:tab/><text:tab/>Temp = Temp-&gt;next;</text:p>
      <text:p text:style-name="P2"><text:tab/><text:tab/>}</text:p>
      <text:p text:style-name="P2"><text:tab/><text:tab/>cout &lt;&lt; endl;</text:p>
      <text:p text:style-name="P2"><text:tab/>}</text:p>
      <text:p text:style-name="P2"><text:tab/>void Fout(){</text:p>
      <text:p text:style-name="P2"><text:tab/><text:tab/>ofstream fout;</text:p>
      <text:p text:style-name="P2"><text:tab/><text:tab/>fout.open("teacher.txt");</text:p>
      <text:p text:style-name="P2"><text:tab/><text:tab/>int i=1;</text:p>
      <text:p text:style-name="P2"><text:tab/><text:tab/>node&lt;T&gt;* Temp = head;</text:p>
      <text:p text:style-name="P2"><text:tab/><text:tab/>while (Temp != NULL) {<text:tab/></text:p>
      <text:p text:style-name="P2"><text:tab/><text:tab/> fout&lt;&lt;i&lt;&lt;endl;</text:p>
      <text:p text:style-name="P2"><text:tab/><text:tab/> fout&lt;&lt;Temp-&gt;data.First_Name&lt;&lt;endl;</text:p>
      <text:p text:style-name="P2"><text:tab/><text:tab/> fout&lt;&lt;Temp-&gt;data.Last_Name&lt;&lt;endl;</text:p>
      <text:p text:style-name="P2"><text:s text:c="9"/>fout&lt;&lt;Temp-&gt;data.userName&lt;&lt;endl;</text:p>
      <text:p text:style-name="P2"><text:tab/><text:tab/> fout&lt;&lt;Temp-&gt;data.Email&lt;&lt;endl;</text:p>
      <text:p text:style-name="P2"><text:tab/><text:tab/>fout&lt;&lt;Temp-&gt;data.Date&lt;&lt;endl;</text:p>
      <text:p text:style-name="P2"><text:tab/><text:tab/>fout&lt;&lt;Temp-&gt;data.Gender&lt;&lt;endl;</text:p>
      <text:p text:style-name="P2"><text:tab/><text:tab/>fout&lt;&lt;Temp-&gt;data.Blood_Group&lt;&lt;endl;</text:p>
      <text:p text:style-name="P2"><text:tab/><text:tab/>fout&lt;&lt;Temp-&gt;data.Phone_Number&lt;&lt;endl;</text:p>
      <text:p text:style-name="P2"><text:s text:c="8"/>Temp-&gt;data.f();</text:p>
      <text:p text:style-name="P2"><text:tab/><text:tab/><text:tab/>i=i+1;</text:p>
      <text:p text:style-name="P2"><text:tab/><text:tab/><text:tab/>Temp = Temp-&gt;next;</text:p>
      <text:p text:style-name="P2"/>
      <text:p text:style-name="P2"><text:tab/><text:tab/>}</text:p>
      <text:p text:style-name="P2"><text:tab/><text:tab/>cout &lt;&lt; endl;</text:p>
      <text:p text:style-name="P2"><text:tab/>}</text:p>
      <text:p text:style-name="P2"><text:tab/>void fout(){</text:p>
      <text:p text:style-name="P2"><text:tab/><text:tab/>ofstream fout;</text:p>
      <text:p text:style-name="P2"><text:tab/><text:tab/>fout.open("student.txt");</text:p>
      <text:p text:style-name="P2"><text:tab/><text:tab/>int i=1;</text:p>
      <text:p text:style-name="P2"><text:tab/><text:tab/>node&lt;T&gt;* Temp = head;</text:p>
      <text:p text:style-name="P2"><text:tab/><text:tab/>while (Temp != NULL) {<text:tab/></text:p>
      <text:p text:style-name="P2"><text:soft-page-break/><text:tab/><text:tab/> fout&lt;&lt;i&lt;&lt;endl;</text:p>
      <text:p text:style-name="P2"><text:tab/><text:tab/> fout&lt;&lt;Temp-&gt;data.First_Name&lt;&lt;endl;</text:p>
      <text:p text:style-name="P2"><text:tab/><text:tab/> fout&lt;&lt;Temp-&gt;data.Last_Name&lt;&lt;endl;</text:p>
      <text:p text:style-name="P2"><text:s text:c="9"/>fout&lt;&lt;Temp-&gt;data.userName&lt;&lt;endl;</text:p>
      <text:p text:style-name="P2"><text:tab/><text:tab/> fout&lt;&lt;Temp-&gt;data.Email&lt;&lt;endl;</text:p>
      <text:p text:style-name="P2"><text:tab/><text:tab/>fout&lt;&lt;Temp-&gt;data.Date&lt;&lt;endl;</text:p>
      <text:p text:style-name="P2"><text:tab/><text:tab/>fout&lt;&lt;Temp-&gt;data.Gender&lt;&lt;endl;</text:p>
      <text:p text:style-name="P2"><text:tab/><text:tab/>fout&lt;&lt;Temp-&gt;data.Blood_Group&lt;&lt;endl;</text:p>
      <text:p text:style-name="P2"><text:tab/><text:tab/>fout&lt;&lt;Temp-&gt;data.Phone_Number&lt;&lt;endl;</text:p>
      <text:p text:style-name="P2"><text:s text:c="8"/>fout&lt;&lt;Temp-&gt;data.fees&lt;&lt;endl;</text:p>
      <text:p text:style-name="P2"><text:tab/><text:tab/><text:tab/>i=i+1;</text:p>
      <text:p text:style-name="P2"><text:tab/><text:tab/><text:tab/>Temp = Temp-&gt;next;</text:p>
      <text:p text:style-name="P2"/>
      <text:p text:style-name="P2"><text:tab/><text:tab/>}</text:p>
      <text:p text:style-name="P2"><text:tab/><text:tab/>cout &lt;&lt; endl;</text:p>
      <text:p text:style-name="P2"><text:tab/>}</text:p>
      <text:p text:style-name="P2"><text:tab/>bool is_empty();</text:p>
      <text:p text:style-name="P2"><text:tab/>double_llist()</text:p>
      <text:p text:style-name="P2"><text:tab/>{</text:p>
      <text:p text:style-name="P2"><text:tab/><text:tab/>head = NULL;</text:p>
      <text:p text:style-name="P2"><text:tab/><text:tab/>current_ptr = NULL; //constructor for my class</text:p>
      <text:p text:style-name="P2"><text:tab/><text:tab/>count = 0;</text:p>
      <text:p text:style-name="P2"><text:tab/>}</text:p>
      <text:p text:style-name="P2"/>
      <text:p text:style-name="P2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3:31:04.571179115</meta:creation-date>
    <dc:date>2023-01-29T13:38:03.288596975</dc:date>
    <meta:editing-duration>PT7M</meta:editing-duration>
    <meta:editing-cycles>1</meta:editing-cycles>
    <meta:generator>LibreOffice/7.4.4.2$Linux_X86_64 LibreOffice_project/40$Build-2</meta:generator>
    <meta:document-statistic meta:table-count="0" meta:image-count="0" meta:object-count="0" meta:page-count="14" meta:paragraph-count="663" meta:word-count="1248" meta:character-count="13076" meta:non-whitespace-character-count="10503"/>
  </office:meta>
</office:document-meta>
</file>